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Open Sans&quot;" svg:font-family="'&quot;Open Sans&quot;'"/>
    <style:font-face style:name="Arial" svg:font-family="Arial"/>
    <style:font-face style:name="Calibri" svg:font-family="Calibri"/>
    <style:font-face style:name="Roboto" svg:font-family="Roboto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0.96pt"/>
    </style:style>
    <style:style style:name="co2" style:family="table-column">
      <style:table-column-properties fo:break-before="auto" style:column-width="81.69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73.84pt"/>
    </style:style>
    <style:style style:name="co5" style:family="table-column">
      <style:table-column-properties fo:break-before="auto" style:column-width="135.35pt"/>
    </style:style>
    <style:style style:name="co6" style:family="table-column">
      <style:table-column-properties fo:break-before="auto" style:column-width="115.06pt"/>
    </style:style>
    <style:style style:name="co7" style:family="table-column">
      <style:table-column-properties fo:break-before="auto" style:column-width="100.01pt"/>
    </style:style>
    <style:style style:name="co8" style:family="table-column">
      <style:table-column-properties fo:break-before="auto" style:column-width="157.95pt"/>
    </style:style>
    <style:style style:name="co9" style:family="table-column">
      <style:table-column-properties fo:break-before="auto" style:column-width="138.1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63.75pt" fo:break-before="auto" style:use-optimal-row-height="fals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1013" table:default-cell-style-name="Default"/>
        <table:table-row table:style-name="ro1">
          <table:table-cell office:value-type="string" calcext:value-type="string">
            <text:p>Directeur</text:p>
          </table:table-cell>
          <table:table-cell office:value-type="string" calcext:value-type="string">
            <text:p>N thèses dirigées</text:p>
          </table:table-cell>
          <table:table-cell office:value-type="string" calcext:value-type="string">
            <text:p>N sièges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Université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Naissance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Wikipedia</text:p>
          </table:table-cell>
          <table:table-cell office:value-type="string" calcext:value-type="string">
            <text:p>Ville_bin</text:p>
          </table:table-cell>
          <table:table-cell office:value-type="string" calcext:value-type="string">
            <text:p>Poste_bin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Olivier Dard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orbonne-Université</text:p>
          </table:table-cell>
          <table:table-cell office:value-type="string" calcext:value-type="string">
            <text:p>Paris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Olivier Forcade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orbonne-Université</text:p>
          </table:table-cell>
          <table:table-cell office:value-type="string" calcext:value-type="string">
            <text:p>Paris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Olivier Chaline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orbonne-Université</text:p>
          </table:table-cell>
          <table:table-cell office:value-type="string" calcext:value-type="string">
            <text:p>Paris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modern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Pascal Ory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anthéon-Sorbonne</text:p>
          </table:table-cell>
          <table:table-cell office:value-type="string" calcext:value-type="string">
            <text:p>Paris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Jacques-Olivier Boudon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orbonne-Université</text:p>
          </table:table-cell>
          <table:table-cell office:value-type="string" calcext:value-type="string">
            <text:p>Pari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Lucien Bély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orbonne-Université</text:p>
          </table:table-cell>
          <table:table-cell office:value-type="string" calcext:value-type="string">
            <text:p>Paris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modern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Jean-Noël Grandhomme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Strasbourg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Philippe Martin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yon 2</text:p>
          </table:table-cell>
          <table:table-cell office:value-type="string" calcext:value-type="string">
            <text:p>Lyon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modern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François Cochet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orraine-Metz</text:p>
          </table:table-cell>
          <table:table-cell office:value-type="string" calcext:value-type="string">
            <text:p>Metz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Dominique Barjot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orbonne-Université</text:p>
          </table:table-cell>
          <table:table-cell office:value-type="string" calcext:value-type="string">
            <text:p>Paris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Jean-Noël Luc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orbonne-Université</text:p>
          </table:table-cell>
          <table:table-cell office:value-type="string" calcext:value-type="string">
            <text:p>Paris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Denis Crouzet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orbonne-Université</text:p>
          </table:table-cell>
          <table:table-cell office:value-type="string" calcext:value-type="string">
            <text:p>Paris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modern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Michel Figeac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rdeaux-Montaigne</text:p>
          </table:table-cell>
          <table:table-cell office:value-type="string" calcext:value-type="string">
            <text:p>Bordeaux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modern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Jean-Marc Olivier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oulouse 2</text:p>
          </table:table-cell>
          <table:table-cell office:value-type="string" calcext:value-type="string">
            <text:p>Toulouse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Alain Tallon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orbonne-Université</text:p>
          </table:table-cell>
          <table:table-cell office:value-type="string" calcext:value-type="string">
            <text:p>Paris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modern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Géraud Poumarèd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rdeaux-Montaigne</text:p>
          </table:table-cell>
          <table:table-cell office:value-type="string" calcext:value-type="string">
            <text:p>Bordeaux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modern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Christian Sorrel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yon 2</text:p>
          </table:table-cell>
          <table:table-cell office:value-type="string" calcext:value-type="string">
            <text:p>Lyon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Olivier Compagnon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orbonne Nouvelle</text:p>
          </table:table-cell>
          <table:table-cell office:value-type="string" calcext:value-type="string">
            <text:p>Paris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Xavier Bonifac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icardie</text:p>
          </table:table-cell>
          <table:table-cell office:value-type="string" calcext:value-type="string">
            <text:p>Amie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Dominique Kalifa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anthéon-Sorbonne</text:p>
          </table:table-cell>
          <table:table-cell office:value-type="string" calcext:value-type="string">
            <text:p>Paris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Bertrand Schnerb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Lille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moyen-âg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Annick Lempérière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nthéon-Sorbonne</text:p>
          </table:table-cell>
          <table:table-cell office:value-type="string" calcext:value-type="string">
            <text:p>Paris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Claude Prudhomme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yon 2</text:p>
          </table:table-cell>
          <table:table-cell office:value-type="string" calcext:value-type="string">
            <text:p>Lyon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Bernard Lachaise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rdeaux-Montaigne</text:p>
          </table:table-cell>
          <table:table-cell office:value-type="string" calcext:value-type="string">
            <text:p>Bordeaux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Jean-Claude Caron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lermont Auvergne</text:p>
          </table:table-cell>
          <table:table-cell office:value-type="string" calcext:value-type="string">
            <text:p>Clermont-Ferrand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Pierre Vermeren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anthéon-Sorbonne</text:p>
          </table:table-cell>
          <table:table-cell office:value-type="string" calcext:value-type="string">
            <text:p>Pari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Robert Frank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anthéon-Sorbonne</text:p>
          </table:table-cell>
          <table:table-cell office:value-type="string" calcext:value-type="string">
            <text:p>Paris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Marc Lazar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ciences Po</text:p>
          </table:table-cell>
          <table:table-cell office:value-type="string" calcext:value-type="string">
            <text:p>Paris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François-Joseph Ruggiu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orbonne-Université</text:p>
          </table:table-cell>
          <table:table-cell office:value-type="string" calcext:value-type="string">
            <text:p>Pari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modern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Jean-François Sirinelli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ciences Po</text:p>
          </table:table-cell>
          <table:table-cell office:value-type="string" calcext:value-type="string">
            <text:p>Paris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Marie-Pierre Rey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nthéon-Sorbonne</text:p>
          </table:table-cell>
          <table:table-cell office:value-type="string" calcext:value-type="string">
            <text:p>Paris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Jean-Luc Mayaud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yon 2</text:p>
          </table:table-cell>
          <table:table-cell office:value-type="string" calcext:value-type="string">
            <text:p>Lyo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Philippe Boutry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anthéon-Sorbonne</text:p>
          </table:table-cell>
          <table:table-cell office:value-type="string" calcext:value-type="string">
            <text:p>Paris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Jacques Frémeaux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orbonne-Université</text:p>
          </table:table-cell>
          <table:table-cell office:value-type="string" calcext:value-type="string">
            <text:p>Paris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Jean-François Condett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rtois</text:p>
          </table:table-cell>
          <table:table-cell office:value-type="string" calcext:value-type="string">
            <text:p>Lille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Nicolas Le Roux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yon 2</text:p>
          </table:table-cell>
          <table:table-cell office:value-type="string" calcext:value-type="string">
            <text:p>Lyon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modern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Pierre Lamard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elfort-Montbéliard</text:p>
          </table:table-cell>
          <table:table-cell office:value-type="string" calcext:value-type="string">
            <text:p>Belfort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Colette Zytnicki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oulouse-Jean-Jaurès</text:p>
          </table:table-cell>
          <table:table-cell office:value-type="string" calcext:value-type="string">
            <text:p>Toulouse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Denis Pelletier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PHE</text:p>
          </table:table-cell>
          <table:table-cell office:value-type="string" calcext:value-type="string">
            <text:p>Paris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directeur d'étude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autre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Gilbert But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ix-Marseille</text:p>
          </table:table-cell>
          <table:table-cell office:value-type="string" calcext:value-type="string">
            <text:p>Marseille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modern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Jean-Paul Bled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orbonne-Université</text:p>
          </table:table-cell>
          <table:table-cell office:value-type="string" calcext:value-type="string">
            <text:p>Paris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Claude Gauvard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nthéon-Sorbonne</text:p>
          </table:table-cell>
          <table:table-cell office:value-type="string" calcext:value-type="string">
            <text:p>Paris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moyen-âg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Catherine Vincent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nterre</text:p>
          </table:table-cell>
          <table:table-cell office:value-type="string" calcext:value-type="string">
            <text:p>Paris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moyen-âg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Yannick Marec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ouen Normandie</text:p>
          </table:table-cell>
          <table:table-cell office:value-type="string" calcext:value-type="string">
            <text:p>Rouen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Laurent Douzou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yon 2</text:p>
          </table:table-cell>
          <table:table-cell office:value-type="string" calcext:value-type="string">
            <text:p>Lyon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Scarlett Beauvalet-Boutouyri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PJV</text:p>
          </table:table-cell>
          <table:table-cell office:value-type="string" calcext:value-type="string">
            <text:p>Amien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dern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Martin Aurell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oitiers-Limoges</text:p>
          </table:table-cell>
          <table:table-cell office:value-type="string" calcext:value-type="string">
            <text:p>Poitiers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moyen-âg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Luiz Felipe de Alencastro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orbonne-Université</text:p>
          </table:table-cell>
          <table:table-cell office:value-type="string" calcext:value-type="string">
            <text:p>Paris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modern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Olivier Mattéon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anthéon-Sorbonne</text:p>
          </table:table-cell>
          <table:table-cell office:value-type="string" calcext:value-type="string">
            <text:p>Paris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moyen-âg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Jean-François Chane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ille 3</text:p>
          </table:table-cell>
          <table:table-cell office:value-type="string" calcext:value-type="string">
            <text:p>Lille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Anne-Marie Granet-Abisset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Grenoble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Christophe Bouneau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rdeaux-Montaigne</text:p>
          </table:table-cell>
          <table:table-cell office:value-type="string" calcext:value-type="string">
            <text:p>Bordeaux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Bruno Marnot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La Rochelle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Christine Manigand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rbonne Nouvelle</text:p>
          </table:table-cell>
          <table:table-cell office:value-type="string" calcext:value-type="string">
            <text:p>Paris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Isabelle Renaudet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x-Marseille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Annie Antoine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nnes 2</text:p>
          </table:table-cell>
          <table:table-cell office:value-type="string" calcext:value-type="string">
            <text:p>Rennes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modern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Christian Amalvi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ontpellier 3</text:p>
          </table:table-cell>
          <table:table-cell office:value-type="string" calcext:value-type="string">
            <text:p>Montpellier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Didier Let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aris Diderot</text:p>
          </table:table-cell>
          <table:table-cell office:value-type="string" calcext:value-type="string">
            <text:p>Paris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moyen-âg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Christian Chevandier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Le Havre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Rémy Port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ix-Marseille</text:p>
          </table:table-cell>
          <table:table-cell office:value-type="string" calcext:value-type="string">
            <text:p>Marseille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directeur de recherch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autre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Luc Capdevila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ennes 2</text:p>
          </table:table-cell>
          <table:table-cell office:value-type="string" calcext:value-type="string">
            <text:p>Rennes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Jean-Marie Guillo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ix-Marseille</text:p>
          </table:table-cell>
          <table:table-cell office:value-type="string" calcext:value-type="string">
            <text:p>Marseill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Philippe Chassaign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rdeaux-Montaigne</text:p>
          </table:table-cell>
          <table:table-cell office:value-type="string" calcext:value-type="string">
            <text:p>Bordeaux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Alexandre Fernandez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rdeaux-Montaigne</text:p>
          </table:table-cell>
          <table:table-cell office:value-type="string" calcext:value-type="string">
            <text:p>Bordeaux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Annie Fourcaut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nthéon-Sorbonne</text:p>
          </table:table-cell>
          <table:table-cell office:value-type="string" calcext:value-type="string">
            <text:p>Paris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Michel Margairaz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anthéon-Sorbonne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Nancy L. Gree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HESS</text:p>
          </table:table-cell>
          <table:table-cell office:value-type="string" calcext:value-type="string">
            <text:p>Paris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directeur d'étude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autre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Brigitte Marin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HESS</text:p>
          </table:table-cell>
          <table:table-cell office:value-type="string" calcext:value-type="string">
            <text:p>Paris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moderne</text:p>
          </table:table-cell>
          <table:table-cell office:value-type="string" calcext:value-type="string">
            <text:p>directeur d'étude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autre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Sophie Dulucq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oulouse 2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Anne Rasmuss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Strasbourg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Philippe Rygie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anterre</text:p>
          </table:table-cell>
          <table:table-cell office:value-type="string" calcext:value-type="string">
            <text:p>Paris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Patrick Cabanel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oulouse 2</text:p>
          </table:table-cell>
          <table:table-cell office:value-type="string" calcext:value-type="string">
            <text:p>Toulouse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Anne-Françoise Garço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nthéon-Sorbonne</text:p>
          </table:table-cell>
          <table:table-cell office:value-type="string" calcext:value-type="string">
            <text:p>Paris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modern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Pierre-Yves Beaurepaire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Nice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odern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Bernard Hours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YON 3</text:p>
          </table:table-cell>
          <table:table-cell office:value-type="string" calcext:value-type="string">
            <text:p>LYON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modern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Michel Dreyfu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NRS</text:p>
          </table:table-cell>
          <table:table-cell office:value-type="string" calcext:value-type="string">
            <text:p>Pari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directeur de recherch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autre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Élisabeth Crouzet-Pava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nthéon-Sorbonne</text:p>
          </table:table-cell>
          <table:table-cell office:value-type="string" calcext:value-type="string">
            <text:p>Paris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moyen-âg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Hervé Drévillo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anthéon-Sorbonne</text:p>
          </table:table-cell>
          <table:table-cell office:value-type="string" calcext:value-type="string">
            <text:p>Paris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modern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Gilles Pécout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NS</text:p>
          </table:table-cell>
          <table:table-cell office:value-type="string" calcext:value-type="string">
            <text:p>Paris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Gilles Richard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ennes 2</text:p>
          </table:table-cell>
          <table:table-cell office:value-type="string" calcext:value-type="string">
            <text:p>Renne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Frédéric Monie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Avigno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Annette Becker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anterre</text:p>
          </table:table-cell>
          <table:table-cell office:value-type="string" calcext:value-type="string">
            <text:p>Paris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Denis Peschanski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NRS</text:p>
          </table:table-cell>
          <table:table-cell office:value-type="string" calcext:value-type="string">
            <text:p>Paris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directeur de recherch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autre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Christophe Charl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anthéon-Sorbonne</text:p>
          </table:table-cell>
          <table:table-cell office:value-type="string" calcext:value-type="string">
            <text:p>Paris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Serge Wolikow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Dij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Michel Cassa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oitiers-Limoges</text:p>
          </table:table-cell>
          <table:table-cell office:value-type="string" calcext:value-type="string">
            <text:p>Poitiers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modern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Olivier Faur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yon 3</text:p>
          </table:table-cell>
          <table:table-cell office:value-type="string" calcext:value-type="string">
            <text:p>Lyo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Philippe Nive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icardie</text:p>
          </table:table-cell>
          <table:table-cell office:value-type="string" calcext:value-type="string">
            <text:p>Amiens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Olivier Ponce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cole des Chartes</text:p>
          </table:table-cell>
          <table:table-cell office:value-type="string" calcext:value-type="string">
            <text:p>Paris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modern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Michel Bertrand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oulouse 2</text:p>
          </table:table-cell>
          <table:table-cell office:value-type="string" calcext:value-type="string">
            <text:p>Toulouse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modern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Hubert Heyriè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ontpellier 3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Frédéric Chauvaud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oitiers-Limoges</text:p>
          </table:table-cell>
          <table:table-cell office:value-type="string" calcext:value-type="string">
            <text:p>Poitiers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Hervé Leuwer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Lille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modern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Olivier Christi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euchâtel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modern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Reynald Abad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anthéon-Sorbonne</text:p>
          </table:table-cell>
          <table:table-cell office:value-type="string" calcext:value-type="string">
            <text:p>Paris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modern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Jean-Christophe Romer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EP Strasbourg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Jean-Charles Jauffret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EP Aix</text:p>
          </table:table-cell>
          <table:table-cell office:value-type="string" calcext:value-type="string">
            <text:p>Aix-en-Provence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Raphaëlle Branch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nthéon-Sorbonne</text:p>
          </table:table-cell>
          <table:table-cell office:value-type="string" calcext:value-type="string">
            <text:p>Pari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Éric Sui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rdeaux-Montaigne</text:p>
          </table:table-cell>
          <table:table-cell office:value-type="string" calcext:value-type="string">
            <text:p>Bordeaux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moderne</text:p>
          </table:table-cell>
          <table:table-cell office:value-type="string" calcext:value-type="string">
            <text:p>maître de conférence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autre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Jean Garrigu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Orléans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Frédéric Turp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avoie Mont Blanc</text:p>
          </table:table-cell>
          <table:table-cell office:value-type="string" calcext:value-type="string">
            <text:p>Chambéry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Alain Beltr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NR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directeur de recherch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autre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Michèle Viro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Rouen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dern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Marie-Claude Blanc-Chaléard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nterre</text:p>
          </table:table-cell>
          <table:table-cell office:value-type="string" calcext:value-type="string">
            <text:p>Paris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Bernard Dompnier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laise-Pascal</text:p>
          </table:table-cell>
          <table:table-cell office:value-type="string" calcext:value-type="string">
            <text:p>Clermont-Ferrand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modern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Frédéric Meye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orraine</text:p>
          </table:table-cell>
          <table:table-cell office:value-type="string" calcext:value-type="string">
            <text:p>Nancy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modern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Jacques Pavio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orraine</text:p>
          </table:table-cell>
          <table:table-cell office:value-type="string" calcext:value-type="string">
            <text:p>Paris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moyen-âg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Pierre Boilley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anthéon-Sorbonne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Éric Bussièr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anthéon-Sorbonne</text:p>
          </table:table-cell>
          <table:table-cell office:value-type="string" calcext:value-type="string">
            <text:p>Paris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Laurent Vidal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La Rochelle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Christian Henriot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yon 2</text:p>
          </table:table-cell>
          <table:table-cell office:value-type="string" calcext:value-type="string">
            <text:p>Lyon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Pascal Brioist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Tour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modern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Claude-Isabelle Brelot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yon 2</text:p>
          </table:table-cell>
          <table:table-cell office:value-type="string" calcext:value-type="string">
            <text:p>Lyo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Wolfgang Kaiser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anthéon-Sorbonne</text:p>
          </table:table-cell>
          <table:table-cell office:value-type="string" calcext:value-type="string">
            <text:p>Paris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modern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Laurent Bourqui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ans</text:p>
          </table:table-cell>
          <table:table-cell office:value-type="string" calcext:value-type="string">
            <text:p>Le Man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dern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Pierre Antoine Fabr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HESS</text:p>
          </table:table-cell>
          <table:table-cell office:value-type="string" calcext:value-type="string">
            <text:p>Paris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moderne</text:p>
          </table:table-cell>
          <table:table-cell office:value-type="string" calcext:value-type="string">
            <text:p>directeur d'étud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autre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Didier Poton de Xaintraille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La Rochelle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modern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Pascal Grise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anthéon-Sorbonne</text:p>
          </table:table-cell>
          <table:table-cell office:value-type="string" calcext:value-type="string">
            <text:p>Paris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Antoine Marè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anthéon-Sorbonne</text:p>
          </table:table-cell>
          <table:table-cell office:value-type="string" calcext:value-type="string">
            <text:p>Paris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Sylvie April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nterre</text:p>
          </table:table-cell>
          <table:table-cell office:value-type="string" calcext:value-type="string">
            <text:p>Paris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Vincent Tabbagh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Dijon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moyen-âg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Vincent Millio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aen-Normandie</text:p>
          </table:table-cell>
          <table:table-cell office:value-type="string" calcext:value-type="string">
            <text:p>Caen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modern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Sébastien-Yves Lauren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rdeaux-Montaigne</text:p>
          </table:table-cell>
          <table:table-cell office:value-type="string" calcext:value-type="string">
            <text:p>Bordeaux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Jean-Yves Mollie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UVSQ</text:p>
          </table:table-cell>
          <table:table-cell office:value-type="string" calcext:value-type="string">
            <text:p>Paris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Jean-Claude Dauma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ranche-Comté</text:p>
          </table:table-cell>
          <table:table-cell office:value-type="string" calcext:value-type="string">
            <text:p>Besançon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Michel Boivi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aen-Normandie</text:p>
          </table:table-cell>
          <table:table-cell office:value-type="string" calcext:value-type="string">
            <text:p>Caen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Sylvain Venayr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RENOBLE</text:p>
          </table:table-cell>
          <table:table-cell office:value-type="string" calcext:value-type="string">
            <text:p>Grenoble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Natalie Petiteau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vignon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Jean-Marie Le Gal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anthéon-Sorbonne</text:p>
          </table:table-cell>
          <table:table-cell office:value-type="string" calcext:value-type="string">
            <text:p>Paris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modern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Sylvain Schirman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orraine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Hugues Tertrais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anthéon-Sorbonne</text:p>
          </table:table-cell>
          <table:table-cell office:value-type="string" calcext:value-type="string">
            <text:p>Paris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Jean-Pierre Willio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Tours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Jean-Louis Lenhof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aen-Normandie</text:p>
          </table:table-cell>
          <table:table-cell office:value-type="string" calcext:value-type="string">
            <text:p>Caen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maître de conférence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autre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Didier Francfort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ancy 2</text:p>
          </table:table-cell>
          <table:table-cell office:value-type="string" calcext:value-type="string">
            <text:p>Nancy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Didier Musiedlak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anterre</text:p>
          </table:table-cell>
          <table:table-cell office:value-type="string" calcext:value-type="string">
            <text:p>Paris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Jacques Verg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ARIS 4</text:p>
          </table:table-cell>
          <table:table-cell office:value-type="string" calcext:value-type="string">
            <text:p>Paris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moyen-âg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Michel Vergé-Francesc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Tours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modern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Jean-Pierre Poussou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ARIS 4</text:p>
          </table:table-cell>
          <table:table-cell office:value-type="string" calcext:value-type="string">
            <text:p>Paris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modern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Michel Hau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Strasbourg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Nicole Bériou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YON 2</text:p>
          </table:table-cell>
          <table:table-cell office:value-type="string" calcext:value-type="string">
            <text:p>Lyon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moyen-âg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Sylvie Thénaul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IS 1</text:p>
          </table:table-cell>
          <table:table-cell office:value-type="string" calcext:value-type="string">
            <text:p>Paris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directeur d'étude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autre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Gilles Bertran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RENOBLE</text:p>
          </table:table-cell>
          <table:table-cell office:value-type="string" calcext:value-type="string">
            <text:p>Grenoble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modern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Omar Carlier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ARIS 7</text:p>
          </table:table-cell>
          <table:table-cell office:value-type="string" calcext:value-type="string">
            <text:p>Paris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Florence Bourillo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IS EST MARNE LA VALLEE</text:p>
          </table:table-cell>
          <table:table-cell office:value-type="string" calcext:value-type="string">
            <text:p>Paris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Guy Saup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dern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Henry Rousso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ARIS 1</text:p>
          </table:table-cell>
          <table:table-cell office:value-type="string" calcext:value-type="string">
            <text:p>Paris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Guy Martinièr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La Rochell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modern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Silvia Marzagalli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Nice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modern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Yvon Tranvouez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Brest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Guy Pervillé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Toulous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Pierre Sern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ARIS 1</text:p>
          </table:table-cell>
          <table:table-cell office:value-type="string" calcext:value-type="string">
            <text:p>Paris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modern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Hamit Bozarslan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HESS</text:p>
          </table:table-cell>
          <table:table-cell office:value-type="string" calcext:value-type="string">
            <text:p>Paris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maître de conférence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autre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Frédéric Guelt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ARIS 4</text:p>
          </table:table-cell>
          <table:table-cell office:value-type="string" calcext:value-type="string">
            <text:p>Paris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Emmanuelle Loy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CIENCES PO</text:p>
          </table:table-cell>
          <table:table-cell office:value-type="string" calcext:value-type="string">
            <text:p>Paris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Alain Cabantou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ARIS 1</text:p>
          </table:table-cell>
          <table:table-cell office:value-type="string" calcext:value-type="string">
            <text:p>Paris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modern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Yvan Combeau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A REUNION</text:p>
          </table:table-cell>
          <table:table-cell office:value-type="string" calcext:value-type="string">
            <text:p>La Réunion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Alain Chatrio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CIENCES PO</text:p>
          </table:table-cell>
          <table:table-cell office:value-type="string" calcext:value-type="string">
            <text:p>Paris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Nicolas Mart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Perpignan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Claude Mulle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Strasbourg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modern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Pierre Monnet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HESS</text:p>
          </table:table-cell>
          <table:table-cell office:value-type="string" calcext:value-type="string">
            <text:p>Paris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moyen-âg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Rebecca Roger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IS 5</text:p>
          </table:table-cell>
          <table:table-cell office:value-type="string" calcext:value-type="string">
            <text:p>Paris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Florian Maze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ENNES 2</text:p>
          </table:table-cell>
          <table:table-cell office:value-type="string" calcext:value-type="string">
            <text:p>Renne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moyen-âg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Pierre Chastang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UVSQ</text:p>
          </table:table-cell>
          <table:table-cell office:value-type="string" calcext:value-type="string">
            <text:p>Paris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moyen-âg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Jean-Pierre Boi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Nante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modern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Frédéric Rousseau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Montpellier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François Bougar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anterre</text:p>
          </table:table-cell>
          <table:table-cell office:value-type="string" calcext:value-type="string">
            <text:p>Paris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moyen-âg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Jean-Philippe Genet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ARIS 1</text:p>
          </table:table-cell>
          <table:table-cell office:value-type="string" calcext:value-type="string">
            <text:p>Paris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moyen-âg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Antonio Gonzale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UNIVERSITE FRANCHE COMTE</text:p>
          </table:table-cell>
          <table:table-cell office:value-type="string" calcext:value-type="string">
            <text:p>Besançon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antiquité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Nicole Lemaîtr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IS 1</text:p>
          </table:table-cell>
          <table:table-cell office:value-type="string" calcext:value-type="string">
            <text:p>Paris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modern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Chantal Metzge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IVERSITE DE LORRAINE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Chantal Zheng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X MARSEILLE UNIVERSITE</text:p>
          </table:table-cell>
          <table:table-cell office:value-type="string" calcext:value-type="string">
            <text:p>Marseille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maître de conférence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autre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Laurent Tisso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EUCHATEL</text:p>
          </table:table-cell>
          <table:table-cell office:value-type="string" calcext:value-type="string">
            <text:p>Neuchâtel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Giusto Train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ARIS 8</text:p>
          </table:table-cell>
          <table:table-cell office:value-type="string" calcext:value-type="string">
            <text:p>Paris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antiquité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Michelle Zancarini-Fourne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YON 1</text:p>
          </table:table-cell>
          <table:table-cell office:value-type="string" calcext:value-type="string">
            <text:p>Lyon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Laurent Jalaber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Toulouse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Laurent Felle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ARIS 1</text:p>
          </table:table-cell>
          <table:table-cell office:value-type="string" calcext:value-type="string">
            <text:p>Paris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moyen-âg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Sylviane Llinare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ETAGNE SUD</text:p>
          </table:table-cell>
          <table:table-cell office:value-type="string" calcext:value-type="string">
            <text:p>Lorient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dern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Patrick Boucher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ARIS 1</text:p>
          </table:table-cell>
          <table:table-cell office:value-type="string" calcext:value-type="string">
            <text:p>Paris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moyen-âg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Rainer Hudeman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ARIS 4</text:p>
          </table:table-cell>
          <table:table-cell office:value-type="string" calcext:value-type="string">
            <text:p>Paris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Benoît Garnot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UNIVERSITE DE BOURGOGNE</text:p>
          </table:table-cell>
          <table:table-cell office:value-type="string" calcext:value-type="string">
            <text:p>Dijon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modern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Yves-Marie Bercé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ARIS 4</text:p>
          </table:table-cell>
          <table:table-cell office:value-type="string" calcext:value-type="string">
            <text:p>Pari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modern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Jean-Paul Pellegrinetti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Nice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Christian Delport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UVSQ</text:p>
          </table:table-cell>
          <table:table-cell office:value-type="string" calcext:value-type="string">
            <text:p>Paris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Gérard Giuliat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UNIVERSITE DE LORRAINE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yen-âg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Stéphane Duran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UNIVERSITE D'AVIGNON</text:p>
          </table:table-cell>
          <table:table-cell office:value-type="string" calcext:value-type="string">
            <text:p>Avignon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modern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Jérôme Grév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oitiers-Limoges</text:p>
          </table:table-cell>
          <table:table-cell office:value-type="string" calcext:value-type="string">
            <text:p>Poitier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Bruno Pouce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UNIVERSITE DE PICARDIE</text:p>
          </table:table-cell>
          <table:table-cell office:value-type="string" calcext:value-type="string">
            <text:p>Amien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Frédérique Lachau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IS 4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yen-âg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Henri Médar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IX MARSEILLE UNIVERSITE</text:p>
          </table:table-cell>
          <table:table-cell office:value-type="string" calcext:value-type="string">
            <text:p>Marseille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Christophe Prochasso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HESS</text:p>
          </table:table-cell>
          <table:table-cell office:value-type="string" calcext:value-type="string">
            <text:p>Paris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Bertrand Hirsch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ARIS 1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yen-âg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Jean-François Kle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UNIVERSITE HAVRE NORMANDIE</text:p>
          </table:table-cell>
          <table:table-cell office:value-type="string" calcext:value-type="string">
            <text:p>Le Havre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Robert Belot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UNIVERSITE BELFORT MONTBELIARD</text:p>
          </table:table-cell>
          <table:table-cell office:value-type="string" calcext:value-type="string">
            <text:p>Montbéliard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Henry Lauren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ARIS 4</text:p>
          </table:table-cell>
          <table:table-cell office:value-type="string" calcext:value-type="string">
            <text:p>Paris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Frédéric Boutoull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UNIVERSITE BORDEAUX MONTAIGNE</text:p>
          </table:table-cell>
          <table:table-cell office:value-type="string" calcext:value-type="string">
            <text:p>Bordeaux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moyen-âg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Patrick Henrie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PHE</text:p>
          </table:table-cell>
          <table:table-cell office:value-type="string" calcext:value-type="string">
            <text:p>Paris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moyen-âg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Xavier Daumal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IX MARSEILLE UNIVERSITE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Philippe Racine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UNIVERSITE DE PICARDIE</text:p>
          </table:table-cell>
          <table:table-cell office:value-type="string" calcext:value-type="string">
            <text:p>Amiens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moyen-âg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Gilles Deregnaucour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UNIVERSITE D'ARTOIS</text:p>
          </table:table-cell>
          <table:table-cell office:value-type="string" calcext:value-type="string">
            <text:p>Arras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modern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Sylvie Chapero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Toulouse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Jean Vigreux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UNIVERSITE DE BOURGOGNE</text:p>
          </table:table-cell>
          <table:table-cell office:value-type="string" calcext:value-type="string">
            <text:p>Dijon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2">
          <table:table-cell office:value-type="string" calcext:value-type="string">
            <text:p>Maurice Carrez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Strasbourg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contemporai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fesseur</text:p>
          </table:table-cell>
          <table:table-cell table:style-name="ce18" table:number-columns-repeated="11"/>
          <table:table-cell table:number-columns-repeated="999"/>
        </table:table-row>
        <table:table-row table:style-name="ro3">
          <table:table-cell office:value-type="string" calcext:value-type="string">
            <text:p>Xiaohong Xiao Plane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dile Goerg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van Jablonk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ain Marchandiss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uis de Carbonnière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érôme Grondeux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-Xavier Fauvelle-Ayma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édéric Gugelo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ophe Duhamell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e-Laure Dera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lvie Guillaum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 Menan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Dominique Duran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colas Bourguina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nislav Chernyavski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éphane de Tapi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Marc Moriceau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arles Urjewicz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yriam Cottia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dovic Viall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anièle Voldma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érard Bossua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oist Pierr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tina Camiade Boye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scal Arnau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ette Jourdain-Annequi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Yves Guér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Étienne Théven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erre Sesma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uro Morett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aniel-Odon Hure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ain Jacques Lemaîtr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ne Dulphy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arima Direch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édérique Langu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acarías Moutoukia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rtrand Fonck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ine Corne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ne Kerla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phie Cœuré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urence Badel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ain Salamagn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therine Durandi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colas Stoskopf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urent Cesar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lodie Lecuppre-Desjardi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érald Chaix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lien Loiseau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Charles Ducèn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livier Raveux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ervé Thér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hierry Dutou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ristan Lecoq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ne Carol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élène Véri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ne-Emmanuelle Demartin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 Béreng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 Ploux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François Belhost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Luc Chappe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cis Démi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ssimo Preit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érard Chastagnar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dmond Dziembowsk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 El Gamma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abrice Bouthill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erre Cornu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trick Verle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more Yagil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ques Chiffoleau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dmond Jouv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Édouard Huss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ilippe Gumplowicz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dier Boiss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 Audigi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ude Michau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queline Hoareau-Dodinau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ves Léonar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uschka Tische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scal Perrineau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livier Wieviork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uliano Ferrett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ain Fores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ian Bougear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 Quellie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ísa Tiago de Oliveira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exander Koll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essandro Catalan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a Grazia Merigg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trick Éven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ul Dietsch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ciej Foryck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Élisabeth Lalou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urence W. B. Brocklis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m Blockman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Loup Abbé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érard Béau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livier Verni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c Robèn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Numa Ducang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minique Le Pag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enk F. K. van Nierop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ugues Dauss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fano Simiz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ilippe Bernard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dier Nourriss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rin Turcanu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reille Touzery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ric Bria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ainer Babe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therine Maure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abien Conor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Marie Maillef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lian Swan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homas Nickla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avier Bisar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e-Bénédicte Vincent-Davie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Éric Schnakenbourg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dolf Pelizaeu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ános Kalmá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livier Renaudeau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ire Gante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nis Reynau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íctor Gayol Romo de Viva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acob Mârz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drun Gersman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es Bercevill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e Hildesheime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dolfo Ramón de Roux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rosław Dumanowsk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onor Ludlow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rturo Taracena Arriol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avid Díaz Aria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velyne Sanchez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ken Schmidt-Voge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vana Čornejová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ervé Drévill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therine Achi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colas Hatzfel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éphane Beau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lvie Schweitze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avier Vign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abine Dulli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andrine Kot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be Bosm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p NDiay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dovic Frober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hir Hazareesingh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riane Boltansk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drew J. Diamon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nique de Saint Marti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ne Ollivier-Mellio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lphine Diaz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abrice Bensim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mes Cohe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nine Ponty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François Bayar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ie Montagutell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Louis Gaul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ques Berlioz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abelle Heullant-Dona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élène Mille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ulia Baron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co Morenzon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natella Nebbia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urence Moulinie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Claude Y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rnard Heyberg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anièle Tosato-Rigo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e Perro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 Cadilh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rzy Dygdał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atsumi Fukasaw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urent Turco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e-Louise Pelus-Kapla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c Smith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nisław Roszak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lvain Pir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phie Vallery-Rado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lvana Vecchio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rges Bischoff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coletta Giovè Marchiol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ns Stark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anièle Fraboule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minique Poire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abrice Grenar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trick Gautier Dalché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édéric Tristram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y Rowel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Louis Loub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nneth Mouré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tthias Schulz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anilo Rome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tthieu Leimgrub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́gine Perro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exis Charansonn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e Hache-Bissett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exandre Gad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ne Wegener Sleeswijk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ne-Marie Cocula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 Moureau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 Nassi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le Magdelain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ilippe Haudrèr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c de Ferrièr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ilippe Meyzi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ne Therese Quartararo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ris Cyrulnik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 But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orgio Patriz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ne Dube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rnard Vincen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rmen Sanz Ayá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ne Grynberg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hn Victor Tola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e-Anne Sallandr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mone Visciola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san Finding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éronique Dimie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seline Lettero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ïc Vadelorg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c Rennevill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thias Gard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nīraẗ Šābūṭū-al-Ramādī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yriam Baro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trick Fridens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né Lév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useppe Maria Croc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avier Rousseaux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hya El-Ghou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dreas Wirsching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drew Knapp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toine de Monicaul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rek El Ze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va Philippoff-Miese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abrice Abgral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cine-Dominique Liechtenha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Marc Berlièr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bert Nicola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rtrand Jol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aniela Gallo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lsa Chaarani-Lesourd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ulvio Cont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heorghe Iancu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oan-Marius Bucu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urent Tatu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asile Rămneanţu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asile Ves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Éric Anceau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dré Désiré Rober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dré Rober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ne-Marie Châtele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toine Savoy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oit de Castelbajac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therine Omnè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ine Bard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rges Philippo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useppe Croc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ubert Wolf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hierry Kouamé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arwin Smith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non Tremblay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lène Coulomb-Gully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uno Laurioux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élène Miard-Delacroix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zio Ornat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e Decroisett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lia Boffey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 Plaisanc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athalie Gorochov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ul Bertran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eter Denle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bert Favreau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grid Gilcher-Holtey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ques Barra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ques Le Rid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Louis Clémen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Pierre Bartol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Pierre Chalin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hannes Mei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érôme de Lespinoi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hamad Jamal Asm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ul Létourneau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ilippe Lena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naud Meltz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yed Mohammad Tabatabaï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phan Marten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homas Anger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rich Drün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rsula Plassnik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stro Aguila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livier Guyotjeann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trick Miche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ul Gradvoh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Éric Via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ëlline Castagnez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essandro Casellat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tonio Bechellon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iara Vangelista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cesc Vilanova i Vila-Abada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ovanni Asseret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érard Noirie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e-Claire Zimmerman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ônica Raisa Schpu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lar González Bernaldo de Quiró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áté Boto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ain Bergounioux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 Cahe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 Dess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lena Fernandes de Oliveira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homas Porch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urent Jol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tonio Varsor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aniele Menozz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avid Israël Kertz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minique Andolfatt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mes McDougal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remy Ralph Jenning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liette Grang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ura Pettinarol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éphane Dufoix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ne de Tinguy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édéric Boz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sztáv D. Kecské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ques Levesqu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nuel Gárate Chateau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e-Hélène Congourdeau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tine Mespoule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urice Vaïss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trick Clastre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therine Gaullier-Bougassa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e Autrand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Marie Moegl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reille Chaza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cholas Vincen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drej Serafimovič Gračev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var de La Llos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c Van Vaeck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e-Christine Gomez-Géraud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e-Caroline Saglio-Yatzimirsky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iz Carlos Bresser Pereir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 Catal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ain Muss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udia Damasceno Fonseca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ura de Mello e Souza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a Helena Capelato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tine Drouler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ulo Cesar da Costa Gome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ncent Berdoula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ian Peeter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mone Collavin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ine Levisse-Touzé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abrice Virgil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 Laloum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Adrien Solchan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Marc Dreyfu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colas Mario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rge Klarsfel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lvain Champonnoi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therine Verna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 Wickham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nis Menjo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co Francesch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ph Morse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ura De Angelis Cappabianca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nique Bouri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colas Carri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ul Dean Adshead Harve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rine Trévisa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istina Scheibe Wolff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gia Osorio Silva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olo Pret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nald G. Asch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ven Externbrink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homas Maisse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jnandus Wilhelmus Mijnhard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manuel Droi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frânio Garci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berto Vieir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áudia Poncion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aniel Aarão Rei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ogo Ramada Curt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Pierre Bard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ão Sette Whitaker Ferreir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ênio Barbos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gia Maura Costa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ía Victoria López-Cordó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y Lindeman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 Greengras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e Martinez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érard Gómez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o Ranallett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athalie Ludec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bin Lefer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ncent Jol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ves Denéchèr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ain Hug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ara Stollberg-Rilinge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arles-Edouard Levilla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ian Jouhau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ine Lebeau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François Dubos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François Soln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ël Cornett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us Malettk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vio Antoniell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dwik Stomm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adeije Laneyrie-Dage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e-Jeanne Rossignol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nie Lenoble-Bar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rnard Charlery de La Masselièr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ily Clark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erre Sorl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rges Vida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Louis Georgel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ul Malmassar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ilippe Poirri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ire Delfoss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lena Siupiu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édérique Matont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es Laferté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rela-Luminița Murgescu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therine Coquery-Vidrovitch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rence Renucc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ya Agla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fred Wah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ine Aquatia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rine Defranc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etmar Hüs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lena Calandr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tmut Kaelbl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 Korinma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nislas Jeanness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lliam Gasparin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olfram Pyt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icia Alted Vigil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édès Yusta Rodrigo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am Abou Zahab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therine Mayeur-Jaoue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ck Mermi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ssan Rachik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maâ Baid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 Lec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Pierre Ba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hn Pierre Enteli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ika Rahal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a A. Leichtma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thilde Von Bülow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 Tuchscher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livier Bouqu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ilippe Via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amar Bindānaẗ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uad Abou el-Rousse Slim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rike Freitag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lliam A. Hoisingt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ekeria Ould Ahmed Salem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tony McKenn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rlo Bitoss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athalie Claye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ewfick Aclimando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o Del Per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scal Béri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rnaud Passalacqu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rtrand Warusfe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un-Pyo Le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ilippe Marguera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élène Harte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lvie Bazin-Benoî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rtrand Badi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rges-Henri Soutou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stin Danie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cis Pyth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rd-Rainer Hor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tin Conwa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eter Schöttl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Étienne Fouilloux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essandro Carocc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drea Zorz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dreas Soh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rla Frova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ire Bille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ncetta Bianca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minique Barthélem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édéric Lachau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ovanna Petti-Balb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ovanni Vitol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scal Aco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osper Èv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né Favi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Claude Maire Vigueu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therine Horel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opher Alan Bayl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e Thom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ermann Van Der We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Pierre Dormoi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ciej Serwańsk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cin Kul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Ángel Viña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Michel Matz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c Boon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co Fol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a Teresa Caciorgna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 Héber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erre Racin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andro Carocc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 Wat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ude Wanqu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ire Laux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ne Concho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therine Meur-Férec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ine Bordie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éphane Cost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écile Treffor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aniel Le Blévec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ervé Mouillebouch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cole Brocard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trick Corb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ilippe Plagnieux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dré Guesl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uno Dumon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illaume Lecointr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abelle Lespinet-More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Paul Dupon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 Pigen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livier Feiertag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ébastien Minch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ncent Vi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thélémy Manjakaher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rnard Joliber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janirah Couto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tonella Alimento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iagio Salvemin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Marc Guisl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minique Margairaz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abel Lobato Franco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Frédéric Schaub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́ da Silva Hort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erre Bon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sa Congos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adok Boubak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mona Cerutt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Élie Pélaqui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ouar Maji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aïma Gherman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érôme Bocqu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manuel Linco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 Doss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François Louett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hann Chapouto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urence Bertrand-Dorléac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garete Zimmerman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a Gravari-Barba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e-Anne Matard-Bonucc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tial Poirs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yline Crivello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 Leymari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yriam Tsikouna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ek Pa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ul-André Rosenta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ynald Lahanqu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askia Cousi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Évelyne Cohe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antal Meyer-Plantureux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Éric Godeli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ophe Lécuy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deline Wrona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écile Méadel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hierry Paquo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nis Varasch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minique Pestr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hn Krig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arine Berthelot-Guie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ure Quennouëlle-Corr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c Gill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e-Emmanuelle Chessel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 Grossett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trick Fac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erre Muss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rge Paqui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ssila Saaïdia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eixin Qian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minique Iogna-Pra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abelle Cartron-Kaw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ilippe Sénac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rlos de Ayala Martínez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ilippe For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iaoi Yuan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iaoquan Zhu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hammed Harb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dd Shepar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ineb Ali-Benal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ian Bonah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abelle von Bueltzingsloewe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phie Chauveau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Élisabeth Belma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 Grunewal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rges Couffigna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livier Ih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erre-Emmanuel Roux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alph Dekoninck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phie Roux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éatrice Joyeux-Prunel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pucine Boidin-Caravia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arién J. Davi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lisabeth Cuni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delette Muzart Fonseca dos Santo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urent Mart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is Aboites Aguila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e Gree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ul-Henri Girau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hard Mar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ain Clavie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ïssa Kadr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ine Bouneau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aniel Roch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nis Brun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ido Brau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-Michel Leproux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 Pastoureau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ain Mahé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therine Bertho-Laveni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abrice Montebell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rnard Roge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lli Lemonidou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çoise Thom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 Davi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 Roth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érard Le Bouëdec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ervé Coutau-Bégari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François Clai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Jacques Langendorf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Paul Varenne-Paqu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c-Olivier Baruch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eter Jacks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ilippe Hayez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ffen Praus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ain Boureau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ara Somme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arlotte de Castelnau-L'Estoil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ude Langloi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écile Vincent-Cassy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aniel Fabr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minique Juli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Pascal Ga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trick Gouj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afael Chambouleyr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lvia Mostaccio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l Serrano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phie Houdard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rtrand Taith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mille Lefebvr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ette Duboi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avide Rodogn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abelle Suru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ques Abe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 Schmitz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Pierre Chrétie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ph Gaham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éphane Audoin-Rouzeau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c Depaep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e-Soleil Frèr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 Fouch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berto Mario Bant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mon Teusch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sanne Rau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Étienne Anheim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na Maria Rao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e-Madeleine de Cevin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tonino De Francesc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therine Bric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uis Pint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Éric de Mar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iferaw Bekel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lson-André Ndomb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Étienne Gérar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antal Lafontant Vallotto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nis Woronoff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anni Hav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François Klopfenstei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livier Bouba-Olg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scal Chauchefo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erre Fluck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na Bellaviti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ck Collar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lvie Mouysse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trick Préto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colas Leroux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ne Couderc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hanasia Anagnostopoulou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thélémy Jober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ck Bouscau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e Mélonio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igorios D. Papathoma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Paul Willaim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Philippe Lui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rdi Cana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ía Cruz Romeo Mateo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athalie Richard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erre Moracchin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Pierre Fre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y Fatté Davi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oussef Diab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ain Cullièr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k Mull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élène Rousteau-Chambo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Luc Giannellon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Marie Gueullett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dier Native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ovanni Gozzin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useppe Buff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ura Pisano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dile Roynett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ilippe Delisl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éphane Gomi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Éric Barata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errine Man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ervé Jol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ne-Claude Ambroise-Rendu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ne Curry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rmand Jamm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lien Thér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tine Anderlin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cel Boldorf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cela Efmertová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èle Merge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ilippe Pap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toine Pros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engcai Wang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roen Duindam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ura Lee Down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e-Françoise Cachi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ing Liu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henhua Yu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uno Mae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uno Béthouar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ine Chaign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manuel Poiss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rent Garni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e Douaire-Marsaudo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e Mengi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Faur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athalie Lancre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scal Bourdeaux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trick Doa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ương Ngọc Nguyễ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erre Souyr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avier Huetz de Lemp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he J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gitte Boissavit-Camu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énédicte Sèr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Lobrich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éraldine Veysseyr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e Anne Polo de Beaulieu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trick Demou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avier Hélar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erre Thorez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ain Delisse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ara Mittle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opher E. Gosch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édéric Wang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uis-Marie Barni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es Guiheux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ques Dürrenmat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iafan Wang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in Jiang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anne Bastid-Bruguièr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e Laureillard-Wendland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ana Mitt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u Zhou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avier Paulè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nuela Martin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hn Barzma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ain Chant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érard Cholv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érard Gengembr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e-Ève Thérenty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 Cadé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émy Pech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Marie Perno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k Georg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rges Ribeil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le Bubenicek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berto Mellon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ude Blanckaer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minique Av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ovanni Via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sèle Sapiro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illaume Cuch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ël Molinari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tin Baumeist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ilippe Porti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ta Hermon-Belo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amra Azarnouch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phie Nordman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ine Nougare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ire Andrieu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ude Penneti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lian Jacks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eter Lagrou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andrine Lefranc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e-José Michel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rena Backu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abelle Poutri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n Miernowsk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Louis Fourne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Marie Constan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hn Watkin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ph Berg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é Javier Ruiz Ibáñez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athleen Wilson- Chevalie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cello Verg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o Turchett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tin Schulze Wesse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livier Mill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bert Descim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fan Ehrenprei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lvène Edouard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rginia Reinburg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nn Lignereux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fan Marten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nette Wieviorka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ça Dos Santo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dovic Tournè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phie-Anne Leterrie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nisław Fisz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ain Jobl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ques Pér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an W. Arch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ns-Jürgen Bömelburg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anvittorio Signorott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éphanie de Courtois 1972-....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therine Nicaul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 Borde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abelle Durand-Le Guer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 Nayrolle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amāl Ǧirfā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ʿAbd al-Wāḥid al- Maknī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tin Pâqu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c Vallière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hierry Pécou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abelle Laboulai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ébastien Évrar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uno Benoi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éline Béraud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rence Rochefor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cis Simoni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́rôme Bocqu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'buéké Adovi Goeh-Akué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trick Garci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urent Rieutor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gnès Walch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ne-Laure Van Bruaen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nie Dupra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ara B. Diefendorf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roline Callard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avide Maff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minique Din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lippo De Viv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adège Sougy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ne Dalmasso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ire Lemercie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 Walt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ques Rém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igi Lorenzett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co Aim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e-Christine Fourny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thieu Flonneau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phie Desrosier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dré Guillerm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ugusto Ciuffett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lipe Themudo Barat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ido Zuccon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élène Timpoko Kienon-Kabor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élène Vache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kob Voge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François Belhost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tika Varadaraja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 Cott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scal Dubourg Glatign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mone Mazauric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èle Baussan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livier Forl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ibele Saliba Rizek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ément Thibau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aniel Aarão Rei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nzo Travers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es Bataill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é María Imízcoz Beunz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carena Ponce de Leó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na Franco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èle Guicharnaud-Tolli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erre Rag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oît Muss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rinne Beck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aniel Picho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ilde Sandvik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ette M. Neeso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atacha Coquery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trice Poujad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errick Pourchass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amuel Leturcq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na Nenadic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da Ferre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trizia Audenino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rge Barcellin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lvain Milbach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van Gastau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ain Blum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ara Lucy Kelly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therine Gousseff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y Murray Wint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hn N. Horn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nix Beye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colas Beaupré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eter Gatrel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erre Schoentje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lvie Douch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dré Lespagno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abelle Bria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ilippe Jarnoux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éphane Van Damm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driano Prosper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tonella Barzaz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ubert Bon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ilippe Büttge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 Lachau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useppe Trebb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gnasi Fernández Terricabra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es G. Županov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François Chauvar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ão Paulo A. Oliveira e Cost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erre Benois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alvatore Ciriacon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lvio Hermann de Francesch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ter Pancier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rnard Gallinat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rnard Traimon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exis Spir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. d. Hous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colás Morale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rnard Delmair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iane Raynaud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ric Bousma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queline Von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trice Beck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alérie Toureill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therine Deny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co Pipern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enri Miche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abelle Backouch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 Bouti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cela Dávalo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ophe Picar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ire Sotinel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avid N. Edward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mitry Bondarev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rian Charvol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édéric Baude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hislaine Lydo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égory Quen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 Kapla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èle Dagenai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na D'Amelia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bert Carvai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a Stella Martins Brescian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homas Calv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kaël Auger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uis Marrou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ncent Deni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toine Folla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minique Godineau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rges Viar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ul Delsall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ncent Joliv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hierry Luginbüh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édric Brélaz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 Kokoreff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ain Bress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ain Daubigne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ain Ferdièr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ban Baudou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rmand Desba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hanasios D. Rizaki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elle Mulle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manuele Curt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hierry Luginbüh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abrizio Pesand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ovanni Mennell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Labarr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 Chapelo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Paul Guillaum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Yves Marc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nathan Edmonds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co Fabbr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co Maiur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o Dent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ul-Hubert Poiri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bert Halleux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ncent Gourd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ophe Lastécouère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Latr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Baptiste Bruneau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François Muracciol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Paul Jourda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Pierre Saint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urence Soula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c Miche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thieu Soul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Brun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udia Di Filippo Baregg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essandro Arcangel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an Gre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ne Piéju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 Dur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llivier Huber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fia Boesch Gajano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lvie Grange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therine Vuillermo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rmelle Ender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jamin Stor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therine Bru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im Hous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on Trousselard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 Levalloi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èle Battest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livier Mesmin d'Estienn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main Bertran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éronique Boye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Marie Cauchie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ael Jone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aleria Galim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ves Coativ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ilippe Bordeyn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otr Ugniewsk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bert Tomb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land Mart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te Planer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colas Rousselli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 Mass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ne-Marie Eddé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an Forres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gitte Basdevant-Gaudeme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aniel Moulin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łgorzata Willaum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manuel de Waresquie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ques Prévota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Michel Leniau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te König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abelle Felic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hmet İnse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lizabeth Picard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 George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adir Özbek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Şevket Pamuk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fonso Bott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Michel Mechling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Pierre Huss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erre Garrigou Grandchamp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andrine Hube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Élisabeth Loran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ylvie Claveau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x-Jean Zin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ain Rusci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iara D'Auria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kuko Sagiyama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aroline Postel-Vinay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e Lecomte-Tilouin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ilippe Pelleti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erre Journou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erre Singaravélou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ébastien Lechevali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lliam Gervase Clarence-Smith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k Robert Chalk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celyn Létourneau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cie Frank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Éric Thomas Jenning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an Sandberg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ophe Blanqui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 Trop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colas Faucherr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ilippe Ham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Louis Halpér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 Biar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rent Brayar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 Thoma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 Lescur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erre Jud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onardo Casalin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ul Allar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erle Abbrugiat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berto Bianch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Luc Pino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neviève Massard-Guilbaud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trick Harismend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alérie Sottocasa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ian Mestr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rina Selivanova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Jacques Roch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uis Gauti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nisław Parzymie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dier Terri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Michel Minovez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ilippe Mioch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irte Wassenberg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ott Strau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Paul Barrièr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nny Raflik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von Curti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abienne Le Houérou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ourmo Lô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François Kle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trick Louvi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ne Barrèr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cis Danver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guerite Figeac-Monthu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lvie Condett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roline Ollivier-Yaniv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ire Blandi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mil Dakhli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Pierre Rioux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dile Parsis-Barubé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a Gabriella Pasqualin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nie Crépi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rnard Lor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uno Phalip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uno Dumézi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istina La Rocca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 Lauwer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égine Le Ja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lie d' Andurai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e-Catherine Dubreil-Villatoux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ne Baud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émi Fabr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xelle Brodiez-Dolino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ian Topalov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ul-André Rosenta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ilippe Blaise Essomb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urent Hermen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hong Zhou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cette Levan-Lemesl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ael Lucke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-Pierre Chélin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égine Perro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amir Sau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imin Lü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Éric Mension-Rigau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ilippe Savoi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hmed Chenik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scale Gœtschel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strid von Busekis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alia Yanoshevsky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hannes Grav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nathan Glass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örg Requat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blo Yankelevich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liane Hilaire-Pérez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rianna Arisi Rota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uno Belhost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dhem Eldem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laria Porcian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éronique Demars-Sio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drea Addobbat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ne Brogin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ian Pfist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rine Maitt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ca Lo Bass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tine Acerra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nata Ago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aniel Lanç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zio Vaccar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 Briza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fano Levat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ques Canti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thieu Guidèr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Éric Geoffro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Éric Savares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ain Dierken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ain Messaoud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ques Solé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Paul Duviol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 Poiver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 Van-Praë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rginie Lemonnier-Lesag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Jacques Yvore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Paul Jea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 Cordillo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èle Riot-Sarcey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scal Sanz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nald Creagh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arah Fishma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ns Ivo Engel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athalie Dompnie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una Bianch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François Zor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abelle Guyot-Bachy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ido Castelnuov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urence Rivière Ciavaldin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ain Belmon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aniel Lefeuvr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ilippe Borde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ilippe Blaudeau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Pierre Guilhemb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Pierre Gouber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Pierre Brach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ne Cheng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thias Tranchan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nric Porqueres i Gené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trice Bourdelai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ure Pantalacc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antal Grell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therine Jacquemard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phie Wahnich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abelle Merl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Paul Montagni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queline Sainclivie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dier Re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 Fabrégu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olaine Sebillotte Cuche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Claude Waqu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 de Polignac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 Wei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rtrand Lanç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Pierre Gutt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ude Calam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colas Reveyr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erre-Étienne Wil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e-Élizabeth Ducreux-Lakit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urent Barid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ara Helwing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Michel Mout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André Cancellier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çoise Denoyell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 Fleur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ncent Fourniau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hierry Zarcon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tthieu Poux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ves Hersan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Michel Sallman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ian Lamouroux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Claude Schmit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cel Gauch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minique Varr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dré Zysberg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ves Cohe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ian Delag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 Dhombre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Luc Arnau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livier Rouaul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an Carlos Garavagli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 Hartog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rge Gruzinsk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exandre Guillemoz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rges Vigarell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ger Charti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ophe Bade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Luc Lambole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 Depeyr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ilippe Minar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rnard Legra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ure Verdo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ul Dumon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minique Rigaux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anielle Bégo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c Agostin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el Fum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nique Lakroum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livier Dumoul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erre Baudu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éronique Gazeau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 Rouqu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Élisabeth Du Réau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uise Bénat Tacho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Marc Delauna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thias Bernar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udia Moatt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anielle Tartakowsky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gitte Le Guen-Polle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therine Saliou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alph Scho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Jacques Courtin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ine Peyrard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tine Lapied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ilippe Jocke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Le Thiec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Paul Boy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therine Virlouve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c Griesheim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 Bertrand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 Déroch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gnès Bérenge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nis Rollan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nstantin Zuckerma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e Prévo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erre Mélandr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illaume Pikett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ves Chevri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édéric Trémen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érard Dédéya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ilippe Depreux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ian Brusch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érard Pruni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dré Kasp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rnard Gaino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cis Joannè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uline Schmitt-Pantel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Robert Henr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es Doriva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rnard Bruneteau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abelle Saint-Marti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rol Iancu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erre Brulé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rge Cipăianu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Loïc Le Quellec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ncent Rober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nick Foucrie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lvie Pittia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rtrand Lafon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Michel Davi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trick Wei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çois Chauss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e Micheau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Marie Mart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erre Gress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neviève Bührer-Thierry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livier Far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édéric Mor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Loup Lemaitr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e-Claude Genet-Delacroix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abienne Bock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 Tarp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e Bériac-Lainé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erre Pégeo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tine Vasseli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rnard Cous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 Lissarragu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erre Judet de La Comb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 Sèv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phie Brouque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rge Brun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livier Picar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viane Comerro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ilippe Aragua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 Baliv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ude Carozz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Élisabeth Belma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Claude Cheyn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 Bochac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ves Roma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bert Brod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rnard Pescho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dré Larceneux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 So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 Hinar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e-Françoise Baslez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nique Cottre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ine Lamarr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es Le Béguec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 Gipouloux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ves Krumenack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éphane Benois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ncent Rondo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thieu Arnoux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dier Devauchell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phie Cassagnes-Brouque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elly Pousthomis-Dall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élène Débax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éphane Courtoi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lisabeth Siro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Élisabeth Parine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émy Cazal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rnard Merdrignac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ilippe Loupè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Pierre Pet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abriel Martinez-Gro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ian Duverg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ude Markovit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e Sabba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uari Touat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likia MBokol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olo Odoric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anielle Bégo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érard Jorlan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dré Burguièr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y Theuro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rick Noë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therine Wolff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urent Cost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abine Lefebvr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ne-Marie Soh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minique Card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livier Zell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phie Collin Bouffie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 Fossi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François Eck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rnadette Caboure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homas Davi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osper Èv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queline Lalouett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therine Abadie-Reynal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ilippe Abraham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e-Laure Legay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minique Parayr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lvain Patr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urghart Schmid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arim Benmilou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éphane Boisselli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Pierre Caill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 Dum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ervé Ingleber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vetla Moussakova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of Schul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e-Danielle Deméla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ilippe Levilla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dier Foucaul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oît-Michel Tock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ncent Barra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Marie Paill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 Igersheim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toine Folla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trick Galliou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 Mart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nn Le Bohec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ain Drouar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exandre Grandazz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Marie Salamit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nnaro Toscan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Pierre Jessenn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neviève Gavignaud-Fontain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rges B. Dertili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e-Claude Dinet-Lecomt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nnis Tsiomi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Évelyne Combeau-Mar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 Reddé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ladimir Berelowitch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anielle Jacquar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alah Trabels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Élizabeth Deniaux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e Briquel-Chatonne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ilippe Janse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 Devaux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arles Giry-Delois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o Martin Carruther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 Mart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ilippe Guign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érard Sabati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uno Delma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né Grev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queline Bayo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líza Mītsoú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therine Grandjea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dier Bind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e-Vic Ozouf-Marignie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Claude Zancarin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ilippe Lorentz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ain Miche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amya el- Mecha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hierry Sauzeau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esar Barcellos Guazzell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minique Poulo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rence Fix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-Yves Perr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édéric Hurl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e Bouhaïk-Gironè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anne Bujard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Paul Zunig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dier Fass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mon Texi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̀le-Caroline Heck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olker Hes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cole Piétr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ssella Saetta Cotton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dré Holenste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cis Pros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rlette Auduc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 Kempf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Éric Rebillar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lvie Anne Goldberg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scale Bourgai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ude Andrault-Schmit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essandro Stanzian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erre Hartman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rinne Castel-Nogrett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rnadette Martel-Thoumia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ssana Martorell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ul Demon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hierry Dufrên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 Bafoi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ques-Noël Pérè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 Favor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alérie Boudie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lvie Denoix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ncent Goossaer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an Halév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édéric Gimello-Mesplomb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tricia Radelet-de-Grav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rnard Gauthiez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rinne Bonne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trice Vermere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uno Lemesl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ude Mille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sbeth Haa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uno Karsent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nnick Brunet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nique Dagnaud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ude Réta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nia Ros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scar Salemink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drew Hard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Michel Carrié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nica Rüther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uno Boern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colas Mathieu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livier Audéou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rlette Gautie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livier Huber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Yves Empereu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e-Claire Lavabr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 Bozdémi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ques Dumon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ncent Arbaréti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ilippe Walt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ain Bou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cile Rabearimanana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hierry Côm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an Luca Podestà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ves Lehman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Louis Ferrar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erre Gro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bdesslem Ben Hamid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triona Seth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ques Guilhaumou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livier Pliez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colm Crook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ël Coul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 Andreau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stane Mehd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 Guy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hierry Pécou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ain Coldef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ques Alexandropoulo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awzi Mahfoudh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hmed Farouk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eter M. Juds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urent Schneid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ilippe Leveau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éraphin Alav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aetano Ciarci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abelle Augé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Charles Vegliant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èle Brun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ian Lauranson-Rosaz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adine Vivie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Éric Gasparin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Michel Roddaz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rence Paulhiac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sa Saïbou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astair Northedg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oît Stutz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dré Vauchez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trice Bru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bderrahmane Moussaou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aniel Stoek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rlette Farg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aye Thiam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atàlia Alonso i Martínez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urentiu Radva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nciane Pirenne-Delforg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rgiliu Ţârău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Pierre Mart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erre Gervai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avid Bouvi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sanne Berthier-Fogla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ine Kepinski-Lecomt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éphane Lebecq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anne Coudry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hn Schei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e Denoyell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hammad Ali Amir-Moezz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rnard Flus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rges Bloch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an Huitzilihuilt Flores Zendeja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erre Elling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 Vion-Delph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rit Raine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erre Cosm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ian Vivi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es Rago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therine Sarlandie de La Roberti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édéric Barbi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scal Chaigneau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 Bod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manuel Bellang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ian Lequesn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aymond Brul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nuel Roy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ques Poum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trick Barrè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abienne Burkhalte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scal Paye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 Fartzoff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ubert Bos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aniel C. Bach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gitte Foulo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e-Paule Masson-Vincour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 Bérar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e Jaisso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éraldine Malle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éatrice Caseau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Luc Sarraz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èle Gaillard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rges Corm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Joignaux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èle Coltelloni-Trannoy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drew Bonnel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rnard Labatu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nzia Fiorino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ilhem Fabr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ilippe Chareyr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Élisabeth Malamu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écile Reynaud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livier Bruan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ophe Thier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atia Weidenfeld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arles Mériaux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antal Delsol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gane Labbé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ian Bromberg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scal Bures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ain Génetio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aniel Lévin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e Thébaud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 Buss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rge Bianch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aniela Bert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ian Jacob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therine Bernié-Boissard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lvain Maresc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Paul Gaudillièr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erre Sineux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e Le Jeun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ne Jacquemi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cesco Paner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oph Conra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rnaud Suspèn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 Ori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ian Bara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erre Vaiss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fina Pérez Arantegu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 Hochman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phie Mino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Claude Régni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nick Durand-Delvign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nciane Despre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rthur Mull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erre Villar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émi Labruss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ele Ziegle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abelle Boehm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ilippe But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abelle Tauzi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Burge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any Sandr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urence Croq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ine Helg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dit Maá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éronique Chankowsk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née Fregos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avier Rich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ncent Serneel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minique Boure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Paul Métailié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Baptiste Minnaer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c Bourgeoi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 Provos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llen Widde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nick Peters-Custo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azick Kernei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ques Rouëssé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uro Natal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 Agi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ques Reve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 Heucl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aranirina V. Rajaonah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érôme Franc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eather Jone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minique Valéria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égolène Demougi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Pierre Darm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a Grazia Masetti-Rouaul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uno Péquigno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dith Rainhor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erre Gonneau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mon Claude Mimoun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ire Charlo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Noël Rober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ul-Augustin Deproos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lian Montemayo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ltiadis V. Chatzopoulo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enri Zern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Édouard Lynch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nald Hubsch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éropi Anastassiadou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ainer Maria Kiesow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urice Sartr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lvie Beyrie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minique Lagorgett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nrico Artifon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ca Baldissar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yriam Dufour-Maîtr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phan Gass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es Fronteau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e-Félicie Pérez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 L'Hou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ito Bisso Schmid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celyne Mathieu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égolène Le Me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liette Vion-Dury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oen de Temmerma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binson Baudr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urence Mathey-Maill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ger Dachez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urence Gillo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urent Coul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uline Lemaigre-Gaffie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k G. Hirschman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in Jone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re Anderso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atharine Elli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table:number-columns-repeated="1022"/>
        </table:table-row>
        <table:table-row table:style-name="ro3">
          <table:table-cell office:value-type="string" calcext:value-type="string">
            <text:p>Jean-Marie Comit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a Pia Patton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dré Krisch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héna Tsingarida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ugenio Amat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minique Are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aniel Rico Camp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ain Becchi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arles Delattr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satsugu Nishid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aymond Desca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trick Gill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Philippe Garric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ton Bier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lvie Aubena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ilippe Potié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ain Cariou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erre Stanislas Nouve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urice Brock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erre Marson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atia Bégui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lvie Fayet-Scrib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hislaine Alleaum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rge Chaumi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Éric Guichar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bert Ilber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Éric Gube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kita Harwich Vallenill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uno de L'Estoil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alérie Gelézeau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nick Horiuch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ul Airiau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land Huesc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id Arbi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ura Suárez de La Torr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iane Boulad-Ayoub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 Gazell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ncent Azoula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ude Denjea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ca Patria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ri Rubi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e-Françoise Boussac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élène d' Almeida-Topo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érôme Luther Vir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verre H. Bagg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phan Borgehamma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lisa Romano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neviève Verdo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Éric Perrin-Saminadaya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dmond Maestr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homas Wie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trizia Delpiano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risse Prêtr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rma Taddia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éphane Haffemay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alérie Schafe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rjam De Bruij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drea Giardina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udio Ross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anka Migott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therine Wihtol de Wende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 Cornwal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ak Kushn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ilippe Hus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erre Sillière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mes Archibal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ynne Franjié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rnard Salvaing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bken Harowt̕yownya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édéric Atta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oît Grév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ovanella Cresc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ves Bouvi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iane Derobert-Ratel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di Shukriu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therine Atla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nise Aigl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c Lavergn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aik Drin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ncent Muszk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alph Ludwig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va Christiane Cancik-Kirschbaum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enri Bresc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ünter Stemberg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rginie De Luca Barruss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 Hourman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n-Mathieu Carb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o Sens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 Rose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ugues Mouckag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ssimo Baion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urent Bava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atrix Bastl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illaume Daud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c Capdevill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hierry Lefebvr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lvie Perceau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ian Windl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ïté Bouyssy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ne Nissen Jauber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renzo Perron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lvie Franchet d'Espèrey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ne Simoni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manuel Debon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 Christo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minique Veillo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phanos Efthymiadi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c Kais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phie Lalann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ristjan Toomaspoeg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drée Corvol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mona Slanička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Ánna Karakatsoúlī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alérie Thei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Louis Vois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h Otis-Cou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tin Barni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ard Olivi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rges Prévélaki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trick Pér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ain Demurg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abienne Chevallie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érôme Buridan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ura Medr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Luc Fra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trice Marcilloux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ael Schwartz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avier Arnauld de Sartr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tzhak Goldberg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égis Bertran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ovanni Gerac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minique Roger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vuz Selim Karakışl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a-Cristina Pitass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le Fournié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Pierre Cabesta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exandru Avram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bdallah Cheikh-Mouss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imo Bertrán Roigé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élène Cotta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 Humm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a Letizia Caldell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ine Hamdoun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ques Pau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uce Gran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ël Cost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uitterie Caze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ncent Déroch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rge Benoi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hn Wilkin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ne Adria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 Lutfall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érard D. Khour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ervé Guillema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cian Nastasă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adine-Josette Chalin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Christophe Coff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a Bussott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éline Borello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édric Girau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aram Rizk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athalie Fournie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éphane Frioux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ban Ramau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tin Galini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ns Christian Moesgaar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e Cornu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exandra Chavarría Arnau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trick Moreau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ian Lotz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-Olivier Touat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ía Dolores Elizalde Pérez-Grueso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ves Pourch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ne-Marie Mouli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io César Bosch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Ŭn-jin Chŏng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 Azouv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ïcha Bachir Bacha LLano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abrielle Houbr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roline C. Ford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ne Jolle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abelle Thireau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ine Mazzoli-Guintard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Paul Colley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vidiu Criste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aren Fiorentino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ne Hardy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urianne Martinez-Sèv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Luc Bonnio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François Nior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Claude Decour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ul Paya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Éric Pierr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queline Karageorghi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amien Coul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Pierre Dutei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urent Bricaul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toni Furió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ego Eli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uce D. Veld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ain Walk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trick Nouaille-Degorc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tial Guédr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 Wirth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olande Govindama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cile Desblach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bert Laffineu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ttina Tchum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égory Chamb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aniel Peti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us Friedrich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Philippe Huss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thieu Gren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ques Thobi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Étienne Ham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hard Davi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aniel Roger Mau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diâ Mihova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us Zimmerman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nys Cuch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bert Hamaïd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amim Akgönü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rat Koraltürk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ine Rufino Daba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adine Dieudonné-Glad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François Pérous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ristine Bruland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rago Roksandić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stine Faur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antal Senséby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aouzi Mahfoudh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énes Gabl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ques Péricar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dward Alters Alper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a Dourou-Eliopoulou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nis Feisse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èle Duco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nique Goulle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 Chaub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minique Brique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aniela Ferrar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manuel Blanchar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e-Elisabeth Mitsou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elle Rabie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lizabeth Harvey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cardo Di Donat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Richard Cyterman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bdón Mateo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e-Noëlle Bourgue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zovinar Kénovia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thony Heywoo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urent Coudroy de Lill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tónio de Almeida Mende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abelle Launay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 Fuch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dile Journe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athalie Bouloux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queline Leclercq-Marx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ilippe Contamin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anne Thivend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athalie Naber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tʹâna Nikolaevna Džakso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ne Brunon-Erns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arret P.S. Olberding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ian Guilleré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ervé Wati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cesco Guidi Bruscol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e-Christine Marcelles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therine Bourdieu-Weis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tine Clouzo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bert Lafor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urence Gervai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íkos K. Alivizáto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astassios Anastassiadi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ul Landau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hard Kle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édérique Duyra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urence Manolakaki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avier Berni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ulvio Delle Donn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ude Welt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sario Mangiamel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éphane Ga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errette Paravy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erre-Yves Laffon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alérie Pouzol Ershaida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erre-Claude Reynar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Éric Rieth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atimarlei Lunardell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ang Ming Marie Peng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abelle Robi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rnard Pouder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thony Corbeil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ine Rendu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relai Brilhante Kury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toine Gourna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dré Menar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naud Verd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y Abdall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ian Miche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 Martinant de Preneuf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urent Morell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tine Kaluszynsk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ugène F.-X. Gherard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éxandros I. Mazarákis Ainiá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drew Sain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ulia Sissa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rent Quelli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colas Jacob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adège Ragaru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ssimo Valleran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 Loy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alima Naj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ément Chéroux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tine Bouchie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hierry Covill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erre-Jean Luizar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tine Joly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udia Cieri Via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c Beliss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co Moster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dré Gunther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erre Pin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ta Dolc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nn Pot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é Rubén Romer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remy Hick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berte Hamayo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Éric Macé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Pierre Lauran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bert Etie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nrico Medd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dier Panfil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therine Desbarat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orgio Riell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rence Gherchanoc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ril Dedeoğlu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oît Van Den Bossch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rnadette Rigal-Cellard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ves Palau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nnick Lecherbonni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bi Mord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ulo Drino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cole Belaych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ssimiliano Papin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main H. Rainer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ola Vismara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nn Pasle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manuelle Chapro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Claude Garc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dré Mart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colas Tra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ilippe Aldr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ilippe Le Faill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 Chauss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Pierre Bastia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scale Chevalie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atrice Heuse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nathan E. Gumz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ul Van Osse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urent Lamoin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bderrazak Sayad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strid Guillaum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alvador Eyezo'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zat Bozoya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useppe Galass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abienne Pomel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arlotte Roueché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urence Fontain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François Brég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e Lessard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ürgen Pau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H. Johns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Pierre Jol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minique Charp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duardo González Callej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ul Smith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avid Peacock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abriella Piront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Éric Palazz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ul G. Bah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ophe Deleu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ábio Vergara Cerqueir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Pierre Van Staëve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dd Johns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ob L. Dah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uno Blondé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nja Itgenshors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colas Guilho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ncent Vilma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oucef Aibèch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édérick-Guillaume Dufou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aniel De Sm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gela Nilsso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vonne Mulle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wen Bowi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Daniel Morero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fano Andrett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mpros Flitouri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ques Giraul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 Cadiou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Halsal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aron Ann Farme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livier Siros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aël Dar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Ángel Fuente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amien Carraz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ilippe Madelin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homas Lindenberg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lvie Coëllie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 Vovell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dré Tcherni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énédicte Savoy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drew Laughlin For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 McKinne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urent Lespez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afer Toprak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e Onslow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dina Bozóky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ḥammad Mawhūb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useppe Zecchin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ophe Vendrie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ire Mouradia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édéric Keck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phie Métivie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édérique Bivill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ques Géli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dreas Wilken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andi Deguilhem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bert Daha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ilippe Moreau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rinne Leveleux-Teixeira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t Ziin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vin Trehuedic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aël Rideau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ul Weindling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lvie Vabr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lian Rusht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manuel Garni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ude Rill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ael Broer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Michel Poiss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thony Leah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Pierre Alber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édéric Rouvilloi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erre Baptist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urence Kotob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homas Golsenn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édéric Grab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abina Loriga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a Şen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guel Olmos Aguiler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es Mor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land Lardinoi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 Terrass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ivilu Sabakinu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ian Müll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sanna Magr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tthew S Kempshal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toine Lilt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minique Lenfan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gdalena Fahrn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rnard Mezzadr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toine-Marie Grazian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abrice Delrieux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rtrand Desjardin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e-Geneviève Dijoux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amadore Venguattaramane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ques Semel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ude Pouzadoux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réal Daniel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rtrand Dufourcq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tial Guédr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queline Lichtenstei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ara Franzé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abelle Parmentie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na Katz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ophe Bard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onid Kulikov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rothée Merchier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Patrick Guillaum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ger Bell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Yves Hain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malia Ribi Forclaz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ine Delaplac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vana Živančević Sekeruš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 Pie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ilippe Herzog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rnard Doumerc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urus Reinkowsk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tin-Dietrich Glessge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corro Ferraz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an B. M. Ralst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cel Baz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ald Heppn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homas Théven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ine Durand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aloua Darghou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loé Delign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ëlle Burnouf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alérie Hue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yn Campbel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ne-Marie Helvétiu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arl-Joachim Hölkeskamp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écile Bertrand-Dagenbach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urent Vissièr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erre Karila-Cohe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lisa Camisciol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achida Tlili Sellaout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ian Foresti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ilippe Chenaux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viane Claud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ael A. Osborn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lyn Nicoud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afael Huertas García-Alej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nric Guinot Rodríguez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na Nordera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linda Kleima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a Gorea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ves Mause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urent Hablo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opher Fletch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Yves Segu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ëdor Androŝuk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tine Yvernaul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ncent Durand-Dastè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Marie Yant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colas Weill-Paro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eter Delev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ulette Choné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bert Kolb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trick Dieudonné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Élisabeth Claveri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lvie Philiber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rence Hachez-Leroy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essandro Giacon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e-Élisabeth Henneau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abienne Jouber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e de Noirfontain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Pierre Lethuilli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arles Guér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maïn Laach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toine Faivr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san Naqui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scal Bastie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ques Web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doardo D'Angel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raian Sandu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roline Rolland-Diamond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oît Jeanjea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ian Ingra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 Banniar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os K. Tsagali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an Vicente García Marsill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ng Zhang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Patrice Boud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rnard Andrieu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livier Aurench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uno Péquigno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arine Lapray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therine Poujol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Michel Boehl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e Camillo Ferrar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ophe Gauthi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èle Casanova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ément Thibau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yung-joon Chin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e-Orange Rivé-Lasa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Robert Armogath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rich Pfei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bert Vergnieux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ilippe Baumar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Michel Deni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 Le Biha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 Emi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elle Lamy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co Carbon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Charles Morett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rlotta Sorba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colas Schapir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jamin Lellouch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scale Pomares Brand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y Bouju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 Baratt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écile Révauge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divine Bantigny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ude Raynau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abel Rodà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aël Oustinoff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Marie Miossec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exandra Loumpet-Galitzin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e-Anna Chevalie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u Burnar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 Varl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iane Barbie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a Baaz Eriksso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erre Teissi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ophe Losfel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gitte Lio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ndine Chélini-Pon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anièle Iancu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anna Pomata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livier Buchsenschutz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lla Georgoud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umitru Suciu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bert S. DuPlessi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ziela Mello Vianna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cole Reinhard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an N. Woo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ëlle Rostkowsk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nuel Molina Marto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opher Loveluck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avier Dupui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ario Mantovan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e-Madeleine Mervant-Roux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ëlle Deflou-Leca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uno Racin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aren Bretin-Maffiulett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éronique Beaulande-Barrau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es Deni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é María Farald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enri Brois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c Sutto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ain Schnapp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minique Jaillar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trice Ham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aymond A. Mentz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ain Pierr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lvie Faravel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manuèle Cair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lio Lo Casci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ronim Perović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exandra-Kyriaki Wassiliou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colm Graham Allan Val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. Piers Ludlow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ves Sassi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tin Heal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liana De Nooy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 Joan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ul Chopel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scal Lécroar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oussef Cassi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lsa Marmursztej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ünehilde Imhau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celyne Dakhlia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fford And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édéric Col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abelle Rambaud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illaume Bernar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a Luisa T. Camagay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rmelle Le Goff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moz Ebrahimneja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bbès Zouach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exandre Toumarkin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Éric Wauter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rinne Lefèvr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ine Roque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Volai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bdel Wedoud Ould Cheikh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drei Pippid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abine Effoss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therine König-Pralong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dier Séguill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ire Muckensturm-Poull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 Quant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e-Rose Guelfucc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vetlana I. Luchitskaya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ves Frenett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ilippe Monbru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tte Ponte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gitte Stude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écile Caby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ctòria Solanilla i Demestr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gnès Rouvere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ain Desreumaux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es Rolli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e March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dré Mach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ophe Leribaul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brahima Thioub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ther Sallaberg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alph Tuchtenhage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anièle Vazeille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Χρήστος Λούκος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hn F. V Keig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e Dartoi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tin Zimmerman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écile Lavrard-Meye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therine Locatell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arles Peter Melvill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ünay Göksu Özdoga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François Nieu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bert M. Schwartz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tine Chalve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minique Jarrassé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rtrand Jouv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nka Istenič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samond McKitterick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gelo Ventron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nn Rivièr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celyne Pérard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ine Card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manuelle Retaillaud-Bajac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mar Herzog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édéric Sebag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lissa Mailände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st Möll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Louis Cohe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nuel Guàrdia i Bassol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avier Ravi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cesca Rohr Vio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tarina Madeira Santo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bert Hawle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rge Tolia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tine Hovanessia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ophe Leduc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arine Chemla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ncent Chall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manuel Bodar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ébastien Duboi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gostino Paravicini Baglian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Étienne Joll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rence Bouche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ne Bonzo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érard Ouvrier-Buff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homas J. Sugru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olo Napol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arah Gensburg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ōstas Kōsti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onel Obadi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phie Basch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égor Marchan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uliano Milan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rnard Grang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erre Mercklé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erre Molli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ian Bord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Lucien Sanchez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colas Werth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Paul Bravar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érôme Bourg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ubravka Stojanović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scal Butterl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a Pia Alberzon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antal Duche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 Pruvos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atiha Talahit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lvie Steinberg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hn Curti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 Jos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ae-Yeol Kim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Pierre Chant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ain Beeching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rtrand Blanchet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rinne Péneau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ire Maîtr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lien Dubouloz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abelle Veyrat-Masso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olo Cammarosan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ortunato Mallimac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ido Rosad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gela Donat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drea Giuntin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erry Leonard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nis Guthlebe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lvia Milanez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thieu Tilli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hibault Tellier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ine Peltr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rnaud Baud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e-Claire Ferriè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erity Plat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scal Julie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avier Lafo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aniel Prigen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chel Margu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ude Didr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z J Felte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selin de Roha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 Richar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arles Bonn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Jacques Schwie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erre-Yves Mangu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apil Raj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colas Vat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dier Torn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athalie Philipp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Pierre Le Crom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trick Calle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elix Bühlman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urick Zerbin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écile Miche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édéric Tinguel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otilde Druelle-Kor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colas Siraud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uno Poull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anièle Lochak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svaldo Raggi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örg Hackman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ladimir Vikentʹevič Lapi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erre Lory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 Tatjer Mir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rmelle Le Bars-Poupe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toine Kassi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ves Junot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phie Delaport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ilip G Nord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eter Uyttenhov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an-Pierre Rospar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asdair W. R. Whittl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eter Van Nuffele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exis Gréloi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istian Darle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uro Ronzan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alérie Matoïa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ec Gordon Hargreaves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ançois Poinso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rlo Sever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ves Blomm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rme Molinero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exandra Merl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dam Żółtowski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erbert Reink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ma Fattorin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uno Bleckmann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 table:number-rows-repeated="1045818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Open Sans&quot;" svg:font-family="'&quot;Open Sans&quot;'"/>
    <style:font-face style:name="Arial" svg:font-family="Arial"/>
    <style:font-face style:name="Calibri" svg:font-family="Calibri"/>
    <style:font-face style:name="Roboto" svg:font-family="Roboto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 style:data-style-name="N2" text:time-value="14:56:13.1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04-28T15:22:29.056000000</dc:date>
    <meta:editing-duration>PT5M21S</meta:editing-duration>
    <meta:editing-cycles>1</meta:editing-cycles>
    <meta:document-statistic meta:table-count="1" meta:cell-count="7542" meta:object-count="0"/>
  </office:meta>
</office:document-meta>
</file>